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FrutigerNextLT Light" svg:font-family="'FrutigerNextLT Ligh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rmatvorlage_20_Humnst777_20_Lt_20_BT_20_11_20_pt_20_Block" style:list-style-name="L2">
      <style:paragraph-properties fo:text-align="justify" style:justify-single-word="false" style:snap-to-layout-grid="false"/>
      <style:text-properties style:font-name="Arial" style:text-underline-style="none" fo:font-weight="normal" style:font-weight-asian="normal" style:font-name-complex="Arial" style:font-weight-complex="normal"/>
    </style:style>
    <style:style style:name="P2" style:family="paragraph" style:parent-style-name="Standard" style:list-style-name="L2">
      <style:paragraph-properties fo:text-align="justify" style:justify-single-word="false" style:snap-to-layout-grid="false"/>
      <style:text-properties style:font-name="Arial" style:text-underline-style="none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8" style:family="paragraph" style:parent-style-name="Standard" style:list-style-name="L1">
      <style:paragraph-properties fo:margin-left="2.501cm" fo:margin-right="0cm" fo:text-indent="-0.635cm" style:auto-text-indent="false"/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atzmöglichkeiten</text:p>
      <text:p text:style-name="P3"/>
      <text:list xml:id="list5663165455430220093" text:style-name="L1">
        <text:list-item>
          <text:p text:style-name="P5">da die Applikation auf englisch ist können wir sie auch im Ausland vermarkten</text:p>
        </text:list-item>
        <text:list-item>
          <text:p text:style-name="P5">bessere Verbreitung durch Suchmaschinen Optimierung</text:p>
        </text:list-item>
        <text:list-item>
          <text:p text:style-name="P8">Google Adwords</text:p>
        </text:list-item>
        <text:list-item>
          <text:p text:style-name="P8">Seite für Suchmaschinen optimieren</text:p>
        </text:list-item>
        <text:list-item>
          <text:p text:style-name="P5">Mund zu Mund Propaganda (Empfehlungen)</text:p>
        </text:list-item>
        <text:list-item>
          <text:p text:style-name="P5">Zielgruppen Erweiterung durch zusätzliche Module</text:p>
        </text:list-item>
        <text:list-item>
          <text:p text:style-name="P5">Premium Version für Nutzung im vollen Umfang</text:p>
        </text:list-item>
      </text:list>
      <text:p text:style-name="P4"/>
      <text:p text:style-name="P4"/>
      <text:p text:style-name="P3">Zielgruppen</text:p>
      <text:p text:style-name="P3"/>
      <text:p text:style-name="P6">Das Zeitmanagement ist gerade in der heutigen Zeit ein immer wichtigeres Thema. </text:p>
      <text:p text:style-name="P6">Dies gilt nicht nur im Beruf, sondern auch im privaten Bereich, insbesondere ist es wichtig <text:s/>offene Zeitresourcen zu erkenne um diese Sinnvoll nutzen zu können. Daher beinhaltet unsere Zielgruppe alle die jenigen auf die dies zutrifft.</text:p>
      <text:p text:style-name="P6"/>
      <text:p text:style-name="P6"/>
      <text:p text:style-name="P7">Risiken einschätzen</text:p>
      <text:p text:style-name="P7"/>
      <text:list xml:id="list1781066908382608578" text:style-name="L2">
        <text:list-item>
          <text:p text:style-name="P1">Überschätzung der Marktes</text:p>
        </text:list-item>
        <text:list-item>
          <text:p text:style-name="P2">Unterschätzung der Konkurrenz</text:p>
        </text:list-item>
        <text:list-item>
          <text:p text:style-name="P1">Anforderungen des Marketings an die Programmierer können nicht (rechtzeitig) umgesetzt werden <text:s/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FrutigerNextLT Light" svg:font-family="'FrutigerNextLT Light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529cm" fo:text-align="justify" style:justify-single-word="false"/>
      <style:text-properties style:font-name="FrutigerNextLT Light" fo:font-size="11pt" style:font-size-asian="11pt" style:font-name-complex="FrutigerNextLT Ligh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4.57</meta:creation-date>
    <dc:date>2014-02-21T20:33:46.61</dc:date>
    <meta:editing-duration>PT14M2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120" meta:character-count="829"/>
  </office:meta>
</office:document-meta>
</file>